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58b" officeooo:paragraph-rsid="000e958b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officeooo:rsid="00161290" officeooo:paragraph-rsid="00161290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style:use-window-font-color="true" style:font-name="Droid Sans Mono" fo:font-size="10.8000001907349pt" fo:font-weight="normal" officeooo:rsid="000e958b" officeooo:paragraph-rsid="000e958b" fo:background-color="transparent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style:use-window-font-color="true" style:font-name="Droid Sans Mono" fo:font-size="10.8000001907349pt" fo:font-weight="normal" officeooo:rsid="000f7dd2" officeooo:paragraph-rsid="000f7dd2" fo:background-color="transparent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style:use-window-font-color="true" style:font-name="Droid Sans Mono" fo:font-size="10.8000001907349pt" fo:font-weight="normal" fo:background-color="transparent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use-window-font-color="true" style:font-name="Droid Sans Mono" fo:font-size="10.8000001907349pt"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style:use-window-font-color="true" style:font-name="Ubuntu" officeooo:rsid="000f7dd2" officeooo:paragraph-rsid="000f7dd2" fo:background-color="transparent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style:font-name="Ubuntu" officeooo:rsid="00161290" officeooo:paragraph-rsid="00161290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officeooo:rsid="0010c2d9" officeooo:paragraph-rsid="00161290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style:font-name="Ubuntu" officeooo:paragraph-rsid="001612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639" style:font-weight-asian="bold" style:font-weight-complex="bold"/>
    </style:style>
    <style:style style:name="T3" style:family="text">
      <style:text-properties fo:font-weight="bold" officeooo:rsid="00161290" style:font-weight-asian="bold" style:font-weight-complex="bold"/>
    </style:style>
    <style:style style:name="T4" style:family="text">
      <style:text-properties style:use-window-font-color="true" style:font-name="Droid Sans Mono" fo:font-size="10.8000001907349pt" fo:font-weight="bold" fo:background-color="transparent" loext:char-shading-value="0" style:font-weight-asian="bold" style:font-weight-complex="bold"/>
    </style:style>
    <style:style style:name="T5" style:family="text">
      <style:text-properties style:use-window-font-color="true" style:font-name="Droid Sans Mono" fo:font-size="10.8000001907349pt" fo:font-weight="normal" fo:background-color="transparent" loext:char-shading-value="0"/>
    </style:style>
    <style:style style:name="T6" style:family="text">
      <style:text-properties officeooo:rsid="001612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Git hub commands</text:p>
      <text:p text:style-name="P1"/>
      <text:p text:style-name="P4"><text:span text:style-name="T1">ls</text:span>- show all the items inside the list </text:p>
      <text:p text:style-name="P6"><text:span text:style-name="T1">la</text:span>- shows the same output if you have no hidden files or directories.</text:p>
      <text:p text:style-name="P6"><text:span text:style-name="T1">git status</text:span> - will show the current properties modified and untracked file</text:p>
      <text:p text:style-name="P6"><text:span text:style-name="T1">git add .</text:span> - will commit all the files which are changed</text:p>
      <text:p text:style-name="P6"><text:span text:style-name="T1">git add (specific file) </text:span>-will commit the current file only</text:p>
      <text:p text:style-name="P7">git commit -m (add the message) -m ([optional] add description)</text:p>
      <text:p text:style-name="P6"><text:span text:style-name="T1">git push </text:span>- to push all the items inside the git</text:p>
      <text:p text:style-name="P6"><text:span text:style-name="T1">git branch</text:span> - used to find the branch inside the repo</text:p>
      <text:p text:style-name="P6"><text:span text:style-name="T1">git checkout -b ("name of the branch") </text:span>- [checkout]-shifting the branch [-b]-new branch</text:p>
      <text:p text:style-name="P8"><text:span text:style-name="T1">git branch -d (“name of the branch”) </text:span>– will delete the branch</text:p>
      <text:p text:style-name="P4"><text:span text:style-name="T1">git init </text:span>- To instialize a file inside the git</text:p>
      <text:p text:style-name="P6"><text:span text:style-name="T1">g</text:span><text:span text:style-name="T2">i</text:span><text:span text:style-name="T1">t remote add or</text:span><text:span text:style-name="T2">i</text:span><text:span text:style-name="T1">gin (l</text:span><text:span text:style-name="T2">i</text:span><text:span text:style-name="T1">nk)</text:span> - for creating the branch inside the git or we can create a new one based on the link </text:p>
      <text:p text:style-name="P6"><text:span text:style-name="T1">git push -u orgin master</text:span> - seting upstream and pushing to the git </text:p>
      <text:p text:style-name="P5"><text:span text:style-name="T1">git reset </text:span>– will delete the commited file and back to the own state</text:p>
      <text:p text:style-name="P10"><text:span text:style-name="T4">git clone (link)</text:span><text:span text:style-name="T5"> – will create a local repo </text:span></text:p>
      <text:p text:style-name="P9"><text:span text:style-name="T1">git init</text:span> – initializing the variable</text:p>
      <text:p text:style-name="P11"><text:span text:style-name="T3">git remote add origin (http/ssh)</text:span><text:span text:style-name="T6"> -will add the code to the git hub</text:span></text:p>
      <text:p text:style-name="P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1:36:27.289726729</meta:creation-date>
    <dc:date>2022-05-06T20:06:51.887557089</dc:date>
    <meta:editing-duration>PT5H54M1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00" meta:character-count="1060" meta:non-whitespace-character-count="870"/>
  </office:meta>
</office:document-meta>
</file>